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paragraph-properties fo:text-align="center"/>
    </style:style>
    <style:style style:family="table-cell" style:name="ce2" style:display-name="ce2">
      <style:text-properties fo:font-weight="None" fo:font-style="None" fo:font-family="Arial Cyr1" fo:font-size="10"/>
      <style:table-cell-properties fo:border-left="0.8pt solid #3c3c3c" fo:border-right="0.275pt solid #3c3c3c" fo:border-top="0.8pt solid #3c3c3c"/>
      <style:paragraph-properties fo:text-align="center"/>
    </style:style>
    <style:style style:family="table-cell" style:name="ce3" style:display-name="ce3">
      <style:text-properties fo:font-weight="None" fo:font-style="None" fo:font-family="Arial Cyr1" fo:font-size="10"/>
      <style:table-cell-properties fo:border-left="0.8pt solid #3c3c3c" fo:border-right="0.275pt solid #3c3c3c"/>
      <style:paragraph-properties fo:text-align="center"/>
    </style:style>
    <style:style style:family="table-cell" style:name="ce4" style:display-name="ce4">
      <style:text-properties fo:font-weight="None" fo:font-style="None" fo:font-family="Arial Cyr1" fo:font-size="10"/>
      <style:table-cell-properties fo:border-left="0.8pt solid #3c3c3c" fo:border-bottom="0.8pt solid #3c3c3c" fo:border-right="0.275pt solid #3c3c3c"/>
      <style:paragraph-properties fo:text-align="center"/>
    </style:style>
    <style:style style:family="table-cell" style:name="ce5" style:display-name="ce5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</style:style>
    <style:style style:family="table-cell" style:name="ce6" style:display-name="ce6">
      <style:text-properties fo:font-weight="None" fo:font-style="None" fo:font-family="Arial Cyr1" fo:font-size="10"/>
      <style:table-cell-properties fo:border-left="0.275pt solid #3c3c3c" fo:border-bottom="0.275pt solid #3c3c3c" fo:border-right="0.275pt solid #3c3c3c" fo:border-top="0.275pt solid #3c3c3c"/>
      <style:paragraph-properties fo:text-align="center"/>
    </style:style>
    <style:style style:family="table-cell" style:name="ce7" style:display-name="ce7">
      <style:table-cell-properties fo:border-left="0.275pt solid #3c3c3c" fo:border-bottom="0.275pt solid #3c3c3c"/>
      <style:paragraph-properties fo:text-align="center"/>
    </style:style>
    <style:style style:family="table-cell" style:name="ce8" style:display-name="ce8">
      <style:paragraph-properties fo:text-align="start"/>
    </style:style>
    <style:style style:family="table-cell" style:name="ce9" style:display-name="ce9">
      <style:text-properties fo:font-weight="None" fo:font-style="None" fo:font-family="Arial Cyr1" fo:font-size="10"/>
      <style:table-cell-properties fo:border-left="0.275pt solid #3c3c3c" fo:border-right="0.275pt solid #3c3c3c" fo:border-top="0.8pt solid #3c3c3c"/>
      <style:paragraph-properties fo:text-align="start"/>
    </style:style>
    <style:style style:family="table-cell" style:name="ce10" style:display-name="ce10">
      <style:text-properties fo:font-weight="None" fo:font-style="None" fo:font-family="Arial Cyr1" fo:font-size="10"/>
      <style:table-cell-properties fo:border-left="0.275pt solid #3c3c3c" fo:border-right="0.275pt solid #3c3c3c"/>
      <style:paragraph-properties fo:text-align="start"/>
    </style:style>
    <style:style style:family="table-cell" style:name="ce11" style:display-name="ce11">
      <style:text-properties fo:font-weight="None" fo:font-style="None" fo:font-family="Arial Cyr1" fo:font-size="10"/>
      <style:table-cell-properties fo:border-left="0.275pt solid #3c3c3c" fo:border-bottom="0.8pt solid #3c3c3c" fo:border-right="0.275pt solid #3c3c3c"/>
      <style:paragraph-properties fo:text-align="start"/>
    </style:style>
    <style:style style:family="table-cell" style:name="ce12" style:display-name="ce12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  <style:paragraph-properties fo:text-align="start"/>
    </style:style>
    <style:style style:family="table-cell" style:name="ce13" style:display-name="ce13">
      <style:text-properties fo:font-weight="None" fo:font-style="None" fo:font-family="Arial Cyr1" fo:font-size="10"/>
      <style:table-cell-properties fo:border-left="0.275pt solid #3c3c3c" fo:border-bottom="0.275pt solid #3c3c3c" fo:border-right="0.275pt solid #3c3c3c" fo:border-top="0.275pt solid #3c3c3c"/>
      <style:paragraph-properties fo:text-align="start"/>
    </style:style>
    <style:style style:family="table-cell" style:name="ce14" style:display-name="ce14">
      <style:table-cell-properties fo:border-bottom="0.275pt solid #3c3c3c"/>
      <style:paragraph-properties fo:text-align="start"/>
    </style:style>
    <style:style style:family="table-cell" style:name="ce15" style:display-name="ce15">
      <style:text-properties fo:font-weight="bold" fo:font-style="None" fo:font-family="Arial Cyr" fo:font-size="14"/>
      <style:paragraph-properties fo:text-align="center"/>
    </style:style>
    <style:style style:family="table-cell" style:name="ce16" style:display-name="ce16">
      <style:text-properties fo:font-weight="bold" fo:font-style="None" fo:font-family="Arial Cyr" fo:font-size="14"/>
    </style:style>
    <style:style style:family="table-cell" style:name="ce17" style:display-name="ce17">
      <style:text-properties fo:font-weight="None" fo:font-style="None" fo:font-family="Arial Cyr1" fo:font-size="10"/>
      <style:table-cell-properties fo:border-left="0.275pt solid #3c3c3c" fo:border-right="0.275pt solid #3c3c3c" fo:border-top="0.8pt solid #3c3c3c"/>
      <style:paragraph-properties fo:text-align="center"/>
    </style:style>
    <style:style style:family="table-cell" style:name="ce18" style:display-name="ce18">
      <style:text-properties fo:font-weight="None" fo:font-style="None" fo:font-family="Arial Cyr1" fo:font-size="10"/>
      <style:table-cell-properties fo:border-left="0.275pt solid #3c3c3c" fo:border-right="0.275pt solid #3c3c3c"/>
      <style:paragraph-properties fo:text-align="center"/>
    </style:style>
    <style:style style:family="table-cell" style:name="ce19" style:display-name="ce19">
      <style:text-properties fo:font-weight="None" fo:font-style="None" fo:font-family="Arial Cyr1" fo:font-size="10"/>
      <style:table-cell-properties fo:border-left="0.275pt solid #3c3c3c" fo:border-bottom="0.8pt solid #3c3c3c" fo:border-right="0.275pt solid #3c3c3c"/>
      <style:paragraph-properties fo:text-align="center"/>
    </style:style>
    <style:style style:family="table-cell" style:name="ce20" style:display-name="ce20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  <style:paragraph-properties fo:text-align="center"/>
    </style:style>
    <style:style style:family="table-cell" style:name="ce21" style:display-name="ce21">
      <style:table-cell-properties fo:border-bottom="0.275pt solid #3c3c3c"/>
      <style:paragraph-properties fo:text-align="center"/>
    </style:style>
    <style:style style:family="table-cell" style:name="ce23" style:display-name="ce23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  <style:paragraph-properties fo:text-align="center"/>
    </style:style>
    <style:style style:family="table-cell" style:name="ce24" style:display-name="ce24"/>
    <style:style style:family="table-cell" style:name="ce25" style:display-name="ce25">
      <style:text-properties fo:font-weight="None" fo:font-style="None" fo:font-family="Arial Cyr1" fo:font-size="10"/>
      <style:table-cell-properties fo:border-left="0.275pt solid #3c3c3c" fo:border-right="0.275pt solid #3c3c3c" fo:border-top="0.8pt solid #3c3c3c"/>
    </style:style>
    <style:style style:family="table-cell" style:name="ce26" style:display-name="ce26">
      <style:text-properties fo:font-weight="None" fo:font-style="None" fo:font-family="Arial Cyr1" fo:font-size="10"/>
      <style:table-cell-properties fo:border-left="0.275pt solid #3c3c3c" fo:border-right="0.275pt solid #3c3c3c"/>
    </style:style>
    <style:style style:family="table-cell" style:name="ce27" style:display-name="ce27">
      <style:text-properties fo:font-weight="None" fo:font-style="None" fo:font-family="Arial Cyr1" fo:font-size="10"/>
      <style:table-cell-properties fo:border-left="0.275pt solid #3c3c3c" fo:border-bottom="0.8pt solid #3c3c3c" fo:border-right="0.275pt solid #3c3c3c"/>
    </style:style>
    <style:style style:family="table-cell" style:name="ce28" style:display-name="ce28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</style:style>
    <style:style style:family="table-cell" style:name="ce29" style:display-name="ce29">
      <style:text-properties fo:font-weight="None" fo:font-style="None" fo:font-family="Arial Cyr1" fo:font-size="10"/>
      <style:table-cell-properties fo:border-left="0.275pt solid #3c3c3c" fo:border-bottom="0.275pt solid #3c3c3c" fo:border-right="0.275pt solid #3c3c3c" fo:border-top="0.275pt solid #3c3c3c"/>
    </style:style>
    <style:style style:family="table-cell" style:name="ce30" style:display-name="ce30">
      <style:table-cell-properties fo:border-bottom="0.275pt solid #3c3c3c"/>
    </style:style>
    <style:style style:family="table-cell" style:name="ce31" style:display-name="ce31"/>
    <style:style style:family="table-cell" style:name="ce32" style:display-name="ce32"/>
    <style:style style:family="table-cell" style:name="ce33" style:display-name="ce33">
      <style:text-properties fo:font-weight="None" fo:font-style="None" fo:font-family="Arial Cyr1" fo:font-size="10"/>
      <style:table-cell-properties fo:border-left="0.275pt solid #3c3c3c" fo:border-right="0.275pt solid #3c3c3c" fo:border-top="0.8pt solid #3c3c3c"/>
    </style:style>
    <style:style style:family="table-cell" style:name="ce34" style:display-name="ce34">
      <style:text-properties fo:font-weight="None" fo:font-style="None" fo:font-family="Arial Cyr1" fo:font-size="10"/>
      <style:table-cell-properties fo:border-left="0.275pt solid #3c3c3c" fo:border-right="0.275pt solid #3c3c3c"/>
    </style:style>
    <style:style style:family="table-cell" style:name="ce35" style:display-name="ce35">
      <style:text-properties fo:font-weight="None" fo:font-style="None" fo:font-family="Arial Cyr1" fo:font-size="10"/>
      <style:table-cell-properties fo:border-left="0.275pt solid #3c3c3c" fo:border-bottom="0.8pt solid #3c3c3c" fo:border-right="0.275pt solid #3c3c3c"/>
    </style:style>
    <style:style style:family="table-cell" style:name="ce36" style:display-name="ce36">
      <style:text-properties fo:font-weight="bold" fo:font-style="None" fo:font-family="Arial Cyr1" fo:font-size="10"/>
      <style:table-cell-properties fo:border-left="0.05pt solid #000000" fo:border-bottom="0.05pt solid #000000" fo:border-right="0.05pt solid #000000" fo:border-top="0.05pt solid #000000"/>
    </style:style>
    <style:style style:family="table-cell" style:name="ce37" style:display-name="ce37">
      <style:text-properties fo:font-weight="bold" fo:font-style="None" fo:font-family="Arial Cyr1" fo:font-size="10"/>
      <style:table-cell-properties fo:border-left="0.275pt solid #3c3c3c" fo:border-bottom="0.275pt solid #3c3c3c" fo:border-right="0.275pt solid #3c3c3c" fo:border-top="0.275pt solid #3c3c3c"/>
    </style:style>
    <style:style style:family="table-cell" style:name="ce38" style:display-name="ce38">
      <style:table-cell-properties fo:border-bottom="0.275pt solid #3c3c3c"/>
    </style:style>
    <style:style style:family="table-cell" style:name="ce39" style:display-name="ce39"/>
    <style:style style:family="table-cell" style:name="ce40" style:display-name="ce40">
      <style:text-properties fo:font-weight="None" fo:font-style="None" fo:font-family="Arial Cyr1" fo:font-size="10"/>
      <style:table-cell-properties fo:border-left="0.275pt solid #3c3c3c" fo:border-right="0.275pt solid #3c3c3c" fo:border-top="0.8pt solid #3c3c3c"/>
    </style:style>
    <style:style style:family="table-cell" style:name="ce41" style:display-name="ce41">
      <style:text-properties fo:font-weight="None" fo:font-style="None" fo:font-family="Arial Cyr1" fo:font-size="10"/>
      <style:table-cell-properties fo:border-left="0.275pt solid #3c3c3c" fo:border-right="0.275pt solid #3c3c3c"/>
    </style:style>
    <style:style style:family="table-cell" style:name="ce42" style:display-name="ce42">
      <style:text-properties fo:font-weight="None" fo:font-style="None" fo:font-family="Arial Cyr1" fo:font-size="10"/>
      <style:table-cell-properties fo:border-left="0.275pt solid #3c3c3c" fo:border-bottom="0.8pt solid #3c3c3c" fo:border-right="0.275pt solid #3c3c3c"/>
    </style:style>
    <style:style style:family="table-cell" style:name="ce43" style:display-name="ce43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</style:style>
    <style:style style:family="table-cell" style:name="ce44" style:display-name="ce44">
      <style:text-properties fo:font-weight="None" fo:font-style="None" fo:font-family="Arial Cyr1" fo:font-size="10"/>
      <style:table-cell-properties fo:border-left="0.275pt solid #3c3c3c" fo:border-bottom="0.275pt solid #3c3c3c" fo:border-right="0.275pt solid #3c3c3c" fo:border-top="0.275pt solid #3c3c3c"/>
    </style:style>
    <style:style style:family="table-cell" style:name="ce45" style:display-name="ce45">
      <style:table-cell-properties fo:border-bottom="0.275pt solid #3c3c3c"/>
    </style:style>
    <style:style style:family="table-cell" style:name="ce46" style:display-name="ce46">
      <style:text-properties fo:font-weight="None" fo:font-style="None" fo:font-family="Arial Cyr1" fo:font-size="10"/>
      <style:table-cell-properties fo:border-left="0.275pt solid #3c3c3c" fo:border-right="0.8pt solid #3c3c3c" fo:border-top="0.8pt solid #3c3c3c"/>
    </style:style>
    <style:style style:family="table-cell" style:name="ce47" style:display-name="ce47">
      <style:text-properties fo:font-weight="None" fo:font-style="None" fo:font-family="Arial Cyr1" fo:font-size="10"/>
      <style:table-cell-properties fo:border-left="0.275pt solid #3c3c3c" fo:border-right="0.8pt solid #3c3c3c"/>
    </style:style>
    <style:style style:family="table-cell" style:name="ce48" style:display-name="ce48">
      <style:text-properties fo:font-weight="None" fo:font-style="None" fo:font-family="Arial Cyr1" fo:font-size="10"/>
      <style:table-cell-properties fo:border-left="0.275pt solid #3c3c3c" fo:border-bottom="0.8pt solid #3c3c3c" fo:border-right="0.8pt solid #3c3c3c"/>
    </style:style>
    <style:style style:family="table-cell" style:name="ce49" style:display-name="ce49">
      <style:text-properties fo:font-weight="None" fo:font-style="None" fo:font-family="Arial Cyr1" fo:font-size="10"/>
      <style:table-cell-properties fo:border-left="0.05pt solid #000000" fo:border-bottom="0.05pt solid #000000" fo:border-right="0.05pt solid #000000" fo:border-top="0.05pt solid #000000"/>
    </style:style>
    <style:style style:family="table-cell" style:name="ce50" style:display-name="ce50">
      <style:text-properties fo:font-weight="None" fo:font-style="None" fo:font-family="Arial Cyr1" fo:font-size="10"/>
      <style:table-cell-properties fo:border-left="0.275pt solid #3c3c3c" fo:border-bottom="0.275pt solid #3c3c3c" fo:border-right="0.275pt solid #3c3c3c" fo:border-top="0.275pt solid #3c3c3c"/>
    </style:style>
    <style:style style:family="table-cell" style:name="ce51" style:display-name="ce51">
      <style:table-cell-properties fo:border-bottom="0.275pt solid #3c3c3c" fo:border-right="0.275pt solid #3c3c3c"/>
    </style:style>
    <style:style style:family="table-column" style:name="b37aa2bab3f5a6724dad7a8c153bc3cc" style:display-name="b37aa2bab3f5a6724dad7a8c153bc3cc">
      <style:table-column-properties fo:break-before="auto" style:column-width="1987.44"/>
    </style:style>
    <style:style style:family="table-column" style:name="e07f6c266fcdffba53f27af66be9c439" style:display-name="e07f6c266fcdffba53f27af66be9c439">
      <style:table-column-properties fo:break-before="auto" style:column-width="1033.9"/>
    </style:style>
    <style:style style:family="table-column" style:name="2ba815cd36b58b7ce85a818aa8e9ff66" style:display-name="2ba815cd36b58b7ce85a818aa8e9ff66">
      <style:table-column-properties fo:break-before="auto" style:column-width="6741.42"/>
    </style:style>
    <style:style style:family="table-column" style:name="9466895c087b20b704923fc2cf64394d" style:display-name="9466895c087b20b704923fc2cf64394d">
      <style:table-column-properties fo:break-before="auto" style:column-width="1692.46"/>
    </style:style>
    <style:style style:family="table-column" style:name="41ff8a227701f391770f2a3e5d6e0aad" style:display-name="41ff8a227701f391770f2a3e5d6e0aad">
      <style:table-column-properties fo:break-before="auto" style:column-width="2131.5"/>
    </style:style>
    <style:style style:family="table-column" style:name="e740cf0b4320a3f9c6424e1cc6d68438" style:display-name="e740cf0b4320a3f9c6424e1cc6d68438">
      <style:table-column-properties fo:break-before="auto" style:column-width="3448.62"/>
    </style:style>
    <style:style style:family="table-column" style:name="b5051d249a4ba31ba0d275da51211617" style:display-name="b5051d249a4ba31ba0d275da51211617">
      <style:table-column-properties fo:break-before="auto" style:column-width="1911.98"/>
    </style:style>
    <style:style style:family="table-column" style:name="53a987a75ee5ae1aea1bb0819aba98ef" style:display-name="53a987a75ee5ae1aea1bb0819aba98ef">
      <style:table-column-properties fo:break-before="auto" style:column-width="2790.06"/>
    </style:style>
    <style:style style:family="table-column" style:name="9bb46a1f59f13ee7f794e31ca5c3c15a" style:display-name="9bb46a1f59f13ee7f794e31ca5c3c15a">
      <style:table-column-properties fo:break-before="auto" style:column-width="3229.1"/>
    </style:style>
    <style:style style:family="table-column" style:name="d727675358f6cb078773d86249ec1030" style:display-name="d727675358f6cb078773d86249ec1030">
      <style:table-column-properties fo:break-before="auto" style:column-width="2790.06"/>
    </style:style>
    <style:style style:family="table-column" style:name="1b32b88d91b82913ba9317f57023ccba" style:display-name="1b32b88d91b82913ba9317f57023ccba">
      <style:table-column-properties fo:break-before="auto" style:column-width="2790.06"/>
    </style:style>
    <style:style style:family="table-column" style:name="1b251ae307105134669a3564dd34f4f6" style:display-name="1b251ae307105134669a3564dd34f4f6">
      <style:table-column-properties fo:break-before="auto" style:column-width="2351.02"/>
    </style:style>
    <style:style style:family="table-column" style:name="dae29aeb285125fe2f39681a744346ae" style:display-name="dae29aeb285125fe2f39681a744346ae">
      <style:table-column-properties fo:break-before="auto" style:column-width="1987.44"/>
    </style:style>
    <style:style style:family="table-row" style:name="21b07e3946d66b1f15f1cae840364743" style:display-name="21b07e3946d66b1f15f1cae840364743">
      <style:table-row-properties fo:break-before="auto" style:row-height="647.78"/>
    </style:style>
    <style:style style:family="table-row" style:name="d1ef90f7ed1d9f75bac4688354ecac73" style:display-name="d1ef90f7ed1d9f75bac4688354ecac73">
      <style:table-row-properties fo:break-before="auto" style:row-height="570.36"/>
    </style:style>
    <style:style style:family="table-row" style:name="508d190b3cc8c3b491b0a34132279ab8" style:display-name="508d190b3cc8c3b491b0a34132279ab8">
      <style:table-row-properties fo:break-before="auto" style:row-height="653.66"/>
    </style:style>
    <style:style style:family="table-row" style:name="dd90f6278e3e524974b422718a56a407" style:display-name="dd90f6278e3e524974b422718a56a407">
      <style:table-row-properties fo:break-before="auto" style:row-height="653.66"/>
    </style:style>
    <style:style style:family="table-row" style:name="a900e0e12706a1090829665cafb72945" style:display-name="a900e0e12706a1090829665cafb72945">
      <style:table-row-properties fo:break-before="auto" style:row-height="487.06"/>
    </style:style>
    <style:style style:family="table-row" style:name="1a549a4cbdb5ecf29cb9cf1678f1ad71" style:display-name="1a549a4cbdb5ecf29cb9cf1678f1ad71">
      <style:table-row-properties fo:break-before="auto" style:row-height="487.06"/>
    </style:style>
    <style:style style:family="table-row" style:name="2df098c6c37f35661bb4a40d4c2ee018" style:display-name="2df098c6c37f35661bb4a40d4c2ee018">
      <style:table-row-properties fo:break-before="auto" style:row-height="487.06"/>
    </style:style>
    <style:style style:family="table-row" style:name="1f751bd7b4d126f0e2b57ed4643bb33e" style:display-name="1f751bd7b4d126f0e2b57ed4643bb33e">
      <style:table-row-properties fo:break-before="auto" style:row-height="855.54"/>
    </style:style>
    <style:style style:family="table-row" style:name="faa5f298429a2c0698c7895b951483f8" style:display-name="faa5f298429a2c0698c7895b951483f8">
      <style:table-row-properties fo:break-before="auto" style:row-height="855.54"/>
    </style:style>
    <style:style style:family="table-row" style:name="bb6553d30924da834a6dfeb2a9546a69" style:display-name="bb6553d30924da834a6dfeb2a9546a69">
      <style:table-row-properties fo:break-before="auto" style:row-height="855.54"/>
    </style:style>
    <style:style style:family="table-row" style:name="88b481ae33fae243f728cd423e3e3e03" style:display-name="88b481ae33fae243f728cd423e3e3e03">
      <style:table-row-properties fo:break-before="auto" style:row-height="855.54"/>
    </style:style>
    <style:style style:family="table-row" style:name="3e3b8d6cba2dfe1181abbac362a56094" style:display-name="3e3b8d6cba2dfe1181abbac362a56094">
      <style:table-row-properties fo:break-before="auto" style:row-height="855.54"/>
    </style:style>
    <style:style style:family="table-row" style:name="dd10bb151bcb9b4038f3b2c521c9989e" style:display-name="dd10bb151bcb9b4038f3b2c521c9989e">
      <style:table-row-properties fo:break-before="auto" style:row-height="855.54"/>
    </style:style>
    <style:style style:family="table-row" style:name="c12719f3fb035aaf4f718ce16f77920e" style:display-name="c12719f3fb035aaf4f718ce16f77920e">
      <style:table-row-properties fo:break-before="auto" style:row-height="855.54"/>
    </style:style>
    <style:style style:family="table-row" style:name="eb08e22f1d409aa11ebd6e2cc408d3e4" style:display-name="eb08e22f1d409aa11ebd6e2cc408d3e4">
      <style:table-row-properties fo:break-before="auto" style:row-height="855.54"/>
    </style:style>
    <style:style style:family="table-row" style:name="619c3334009b98b1a35357cd9107ee29" style:display-name="619c3334009b98b1a35357cd9107ee29">
      <style:table-row-properties fo:break-before="auto" style:row-height="855.54"/>
    </style:style>
    <style:style style:family="table-row" style:name="68288ef81b6b51a0351ad792a69a47a4" style:display-name="68288ef81b6b51a0351ad792a69a47a4">
      <style:table-row-properties fo:break-before="auto" style:row-height="855.54"/>
    </style:style>
    <style:style style:family="table-row" style:name="6da6dceeeff23a15d637b6593f5f7c25" style:display-name="6da6dceeeff23a15d637b6593f5f7c25">
      <style:table-row-properties fo:break-before="auto" style:row-height="855.54"/>
    </style:style>
    <style:style style:family="table-row" style:name="3ce8fde9da004b2977d8915cd9a795a3" style:display-name="3ce8fde9da004b2977d8915cd9a795a3">
      <style:table-row-properties fo:break-before="auto" style:row-height="855.54"/>
    </style:style>
    <style:style style:family="table-row" style:name="fd89e9a1b3ff063a491324eb7b3b38fb" style:display-name="fd89e9a1b3ff063a491324eb7b3b38fb">
      <style:table-row-properties fo:break-before="auto" style:row-height="855.54"/>
    </style:style>
    <style:style style:family="table-row" style:name="2343132b76527d13cae78f8e9206a2a3" style:display-name="2343132b76527d13cae78f8e9206a2a3">
      <style:table-row-properties fo:break-before="auto" style:row-height="487.06"/>
    </style:style>
    <style:style style:family="table-row" style:name="ee76319af00fa39ce2344098a824bea8" style:display-name="ee76319af00fa39ce2344098a824bea8">
      <style:table-row-properties fo:break-before="auto" style:row-height="487.06"/>
    </style:style>
    <style:style style:family="table-row" style:name="2884d9594f154d95b49cabb3a3daf49b" style:display-name="2884d9594f154d95b49cabb3a3daf49b">
      <style:table-row-properties fo:break-before="auto" style:row-height="487.06"/>
    </style:style>
    <style:style style:family="table-row" style:name="2d85481419a081776112625b166b05d8" style:display-name="2d85481419a081776112625b166b05d8">
      <style:table-row-properties fo:break-before="auto" style:row-height="487.06"/>
    </style:style>
    <style:style style:family="table-row" style:name="4de02323ac4087104de86277b865cb40" style:display-name="4de02323ac4087104de86277b865cb40">
      <style:table-row-properties fo:break-before="auto" style:row-height="487.06"/>
    </style:style>
    <style:style style:family="table-row" style:name="a61395a0407ed5c9f5433a80b8ec177a" style:display-name="a61395a0407ed5c9f5433a80b8ec177a">
      <style:table-row-properties fo:break-before="auto" style:row-height="487.06"/>
    </style:style>
    <style:style style:family="table-row" style:name="4dc46739097222d24e4501d70ea0ae50" style:display-name="4dc46739097222d24e4501d70ea0ae50">
      <style:table-row-properties fo:break-before="auto" style:row-height="487.06"/>
    </style:style>
    <style:style style:family="table-row" style:name="8aa56eb21bac9af61261cd9adc028328" style:display-name="8aa56eb21bac9af61261cd9adc028328">
      <style:table-row-properties fo:break-before="auto" style:row-height="487.06"/>
    </style:style>
    <style:style style:family="table-row" style:name="be237a6ebddd7904fc8ed3ead14b4096" style:display-name="be237a6ebddd7904fc8ed3ead14b4096">
      <style:table-row-properties fo:break-before="auto" style:row-height="487.06"/>
    </style:style>
    <style:style style:family="table-row" style:name="413c67ef483a843005d6aa3ce4a07950" style:display-name="413c67ef483a843005d6aa3ce4a07950">
      <style:table-row-properties fo:break-before="auto" style:row-height="487.06"/>
    </style:style>
  </office:automatic-styles>
  <office:body>
    <office:spreadsheet>
      <table:table table:name="Повремен.">
        <table:table-column table:style-name="b37aa2bab3f5a6724dad7a8c153bc3cc" table:default-cell-style-name="None"/>
        <table:table-column table:style-name="e07f6c266fcdffba53f27af66be9c439" table:default-cell-style-name="ce1"/>
        <table:table-column table:style-name="2ba815cd36b58b7ce85a818aa8e9ff66" table:default-cell-style-name="ce8"/>
        <table:table-column table:style-name="9466895c087b20b704923fc2cf64394d" table:default-cell-style-name="ce8"/>
        <table:table-column table:style-name="41ff8a227701f391770f2a3e5d6e0aad" table:default-cell-style-name="ce1"/>
        <table:table-column table:style-name="e740cf0b4320a3f9c6424e1cc6d68438" table:default-cell-style-name="ce1"/>
        <table:table-column table:style-name="b5051d249a4ba31ba0d275da51211617" table:default-cell-style-name="ce1"/>
        <table:table-column table:style-name="53a987a75ee5ae1aea1bb0819aba98ef" table:default-cell-style-name="ce1"/>
        <table:table-column table:style-name="9bb46a1f59f13ee7f794e31ca5c3c15a" table:default-cell-style-name="ce24"/>
        <table:table-column table:style-name="d727675358f6cb078773d86249ec1030" table:default-cell-style-name="ce32"/>
        <table:table-column table:style-name="1b32b88d91b82913ba9317f57023ccba" table:default-cell-style-name="ce39"/>
        <table:table-column table:style-name="1b251ae307105134669a3564dd34f4f6" table:default-cell-style-name="ce39"/>
        <table:table-column table:style-name="dae29aeb285125fe2f39681a744346ae" table:number-columns-repeated="1012" table:default-cell-style-name="None"/>
        <table:table-row table:style-name="21b07e3946d66b1f15f1cae84036474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5" office:value="None" office:value-type="string">
            <text:p><text:span text:style-name="ce15">Повременная оплата</text:span></text:p>
          </table:table-cell>
          <table:table-cell table:style-name="ce15" office:value="None" office:value-type="string"/>
          <table:table-cell office:value="None" office:value-type="string"/>
        </table:table-row>
        <table:table-row table:style-name="d1ef90f7ed1d9f75bac4688354ecac7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6" table:number-columns-spanned="4" office:value="None" office:value-type="string">
            <text:p><text:span text:style-name="ce16">За Июль 2005 года</text:span></text:p>
          </table:table-cell>
          <table:covered-table-cell table:number-columns-repeated="3"/>
          <table:table-cell office:value="None" office:value-type="string"/>
        </table:table-row>
        <table:table-row table:style-name="508d190b3cc8c3b491b0a34132279ab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5" office:value="None" office:value-type="string">
            <text:p><text:span text:style-name="ce15">Рудоуправление</text:span></text:p>
          </table:table-cell>
          <table:table-cell table:style-name="ce15" office:value="None" office:value-type="string"/>
          <table:table-cell office:value="None" office:value-type="string"/>
        </table:table-row>
        <table:table-row table:style-name="dd90f6278e3e524974b422718a56a407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5" office:value="None" office:value-type="string"/>
          <table:table-cell table:style-name="ce15" office:value="None" office:value-type="string"/>
          <table:table-cell office:value="None" office:value-type="string"/>
        </table:table-row>
        <table:table-row table:style-name="a900e0e12706a1090829665cafb72945">
          <table:table-cell office:value="None" office:value-type="string"/>
          <table:table-cell table:style-name="ce2" office:value="None" office:value-type="string">
            <text:p><text:span text:style-name="ce2">№</text:span></text:p>
          </table:table-cell>
          <table:table-cell table:style-name="ce9" office:value="None" office:value-type="string">
            <text:p><text:span text:style-name="ce9">Фамилия, имя, отчество</text:span></text:p>
          </table:table-cell>
          <table:table-cell table:style-name="ce9" office:value="None" office:value-type="string">
            <text:p><text:span text:style-name="ce9">Таб.№</text:span></text:p>
          </table:table-cell>
          <table:table-cell table:style-name="ce17" office:value="None" office:value-type="string">
            <text:p><text:span text:style-name="ce17">Часовая</text:span></text:p>
          </table:table-cell>
          <table:table-cell table:style-name="ce17" office:value="None" office:value-type="string">
            <text:p><text:span text:style-name="ce17">Отработано</text:span></text:p>
          </table:table-cell>
          <table:table-cell table:style-name="ce17" office:value="None" office:value-type="string">
            <text:p><text:span text:style-name="ce17">Отработ</text:span></text:p>
          </table:table-cell>
          <table:table-cell table:style-name="ce17" office:value="None" office:value-type="string">
            <text:p><text:span text:style-name="ce17">Общее</text:span></text:p>
          </table:table-cell>
          <table:table-cell table:style-name="ce25" office:value="None" office:value-type="string">
            <text:p><text:span text:style-name="ce25">Размер</text:span></text:p>
          </table:table-cell>
          <table:table-cell table:style-name="ce33" office:value="None" office:value-type="string">
            <text:p><text:span text:style-name="ce33">Итого</text:span></text:p>
          </table:table-cell>
          <table:table-cell table:style-name="ce40" office:value="None" office:value-type="string">
            <text:p><text:span text:style-name="ce40">Установленн.</text:span></text:p>
          </table:table-cell>
          <table:table-cell table:style-name="ce46" office:value="None" office:value-type="string">
            <text:p><text:span text:style-name="ce46">Всего</text:span></text:p>
          </table:table-cell>
          <table:table-cell office:value="None" office:value-type="string"/>
        </table:table-row>
        <table:table-row table:style-name="1a549a4cbdb5ecf29cb9cf1678f1ad71">
          <table:table-cell office:value="None" office:value-type="string"/>
          <table:table-cell table:style-name="ce3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8" office:value="None" office:value-type="string">
            <text:p><text:span text:style-name="ce18">тарифная</text:span></text:p>
          </table:table-cell>
          <table:table-cell table:style-name="ce18" office:value="None" office:value-type="string">
            <text:p><text:span text:style-name="ce18">часов повре-</text:span></text:p>
          </table:table-cell>
          <table:table-cell table:style-name="ce18" office:value="None" office:value-type="string">
            <text:p><text:span text:style-name="ce18">ночных</text:span></text:p>
          </table:table-cell>
          <table:table-cell table:style-name="ce18" office:value="None" office:value-type="string">
            <text:p><text:span text:style-name="ce18">начисление</text:span></text:p>
          </table:table-cell>
          <table:table-cell table:style-name="ce26" office:value="None" office:value-type="string">
            <text:p><text:span text:style-name="ce26">премиального</text:span></text:p>
          </table:table-cell>
          <table:table-cell table:style-name="ce34" office:value="None" office:value-type="string"/>
          <table:table-cell table:style-name="ce41" office:value="None" office:value-type="string">
            <text:p><text:span text:style-name="ce41">коэффициент</text:span></text:p>
          </table:table-cell>
          <table:table-cell table:style-name="ce47" office:value="None" office:value-type="string">
            <text:p><text:span text:style-name="ce47">начислено</text:span></text:p>
          </table:table-cell>
          <table:table-cell office:value="None" office:value-type="string"/>
        </table:table-row>
        <table:table-row table:style-name="2df098c6c37f35661bb4a40d4c2ee018">
          <table:table-cell office:value="None" office:value-type="string"/>
          <table:table-cell table:style-name="ce4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9" office:value="None" office:value-type="string">
            <text:p><text:span text:style-name="ce19">ставка</text:span></text:p>
          </table:table-cell>
          <table:table-cell table:style-name="ce19" office:value="None" office:value-type="string">
            <text:p><text:span text:style-name="ce19">менно</text:span></text:p>
          </table:table-cell>
          <table:table-cell table:style-name="ce19" office:value="None" office:value-type="string">
            <text:p><text:span text:style-name="ce19">часов</text:span></text:p>
          </table:table-cell>
          <table:table-cell table:style-name="ce19" office:value="None" office:value-type="string"/>
          <table:table-cell table:style-name="ce27" office:value="None" office:value-type="string">
            <text:p><text:span text:style-name="ce27">вознагаражден.</text:span></text:p>
          </table:table-cell>
          <table:table-cell table:style-name="ce35" office:value="None" office:value-type="string"/>
          <table:table-cell table:style-name="ce42" office:value="None" office:value-type="string"/>
          <table:table-cell table:style-name="ce48" office:value="None" office:value-type="string"/>
          <table:table-cell office:value="None" office:value-type="string"/>
        </table:table-row>
        <table:table-row table:style-name="1f751bd7b4d126f0e2b57ed4643bb33e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faa5f298429a2c0698c7895b951483f8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bb6553d30924da834a6dfeb2a9546a69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88b481ae33fae243f728cd423e3e3e03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3e3b8d6cba2dfe1181abbac362a56094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dd10bb151bcb9b4038f3b2c521c9989e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c12719f3fb035aaf4f718ce16f77920e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eb08e22f1d409aa11ebd6e2cc408d3e4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619c3334009b98b1a35357cd9107ee29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68288ef81b6b51a0351ad792a69a47a4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6da6dceeeff23a15d637b6593f5f7c25">
          <table:table-cell office:value="None" office:value-type="string"/>
          <table:table-cell table:style-name="ce5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3" office:value="None" office:value-type="string"/>
          <table:table-cell table:style-name="ce28" office:value="None" office:value-type="string"/>
          <table:table-cell table:style-name="ce36" office:value="None" office:value-type="string"/>
          <table:table-cell table:style-name="ce43" office:value="None" office:value-type="string"/>
          <table:table-cell table:style-name="ce49" office:value="None" office:value-type="string"/>
          <table:table-cell office:value="None" office:value-type="string"/>
        </table:table-row>
        <table:table-row table:style-name="3ce8fde9da004b2977d8915cd9a795a3">
          <table:table-cell office:value="None" office:value-type="string"/>
          <table:table-cell table:style-name="ce6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29" office:value="None" office:value-type="string"/>
          <table:table-cell table:style-name="ce37" office:value="None" office:value-type="string"/>
          <table:table-cell table:style-name="ce44" office:value="None" office:value-type="string"/>
          <table:table-cell table:style-name="ce50" office:value="None" office:value-type="string"/>
          <table:table-cell office:value="None" office:value-type="string"/>
        </table:table-row>
        <table:table-row table:style-name="fd89e9a1b3ff063a491324eb7b3b38fb">
          <table:table-cell office:value="None" office:value-type="string"/>
          <table:table-cell table:style-name="ce7" office:value="None" office:value-type="string"/>
          <table:table-cell table:style-name="ce14" office:value="None" office:value-type="string"/>
          <table:table-cell table:style-name="ce14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30" office:value="None" office:value-type="string"/>
          <table:table-cell table:style-name="ce38" office:value="None" office:value-type="string"/>
          <table:table-cell table:style-name="ce45" office:value="None" office:value-type="string"/>
          <table:table-cell table:style-name="ce51" office:value="None" office:value-type="string"/>
          <table:table-cell office:value="None" office:value-type="string"/>
        </table:table-row>
        <table:table-row table:style-name="2343132b76527d13cae78f8e9206a2a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ee76319af00fa39ce2344098a824bea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2884d9594f154d95b49cabb3a3daf49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2d85481419a081776112625b166b05d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4de02323ac4087104de86277b865cb4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a61395a0407ed5c9f5433a80b8ec177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4dc46739097222d24e4501d70ea0ae5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8aa56eb21bac9af61261cd9adc02832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1" office:value="None" office:value-type="string"/>
          <table:table-cell office:value="None" office:value-type="string"/>
        </table:table-row>
        <table:table-row table:style-name="be237a6ebddd7904fc8ed3ead14b4096">
          <table:table-cell office:value="None" office:value-type="string"/>
        </table:table-row>
        <table:table-row table:style-name="413c67ef483a843005d6aa3ce4a07950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